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961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02">
            <text:p>05/02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Factory Reset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 office:value-type="float" office:value="1002">
            <text:p>1002</text:p>
          </table:table-cell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NOT WORKING</text:p>
          </table:table-cell>
          <table:table-cell office:value-type="string">
            <text:p>Braddock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Tony A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Owned by XSCE. <text:s/>Sent to Georg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Loaned to Anne 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Sent to George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Braddock has i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eset 20130811/0.5.5</text:p>
          </table:table-cell>
          <table:table-cell office:value-type="string">
            <text:p>Deployed to Malawi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aset 20130811/0.5.5</text:p>
          </table:table-cell>
          <table:table-cell office:value-type="string">
            <text:p>Deployed to Kiribati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Dateset 20130811/0.5.5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oFlex Home</text:p>
          </table:table-cell>
          <table:table-cell office:value-type="string">
            <text:p>From Parts</text:p>
          </table:table-cell>
          <table:table-cell office:value-type="string">
            <text:p>Dataset 20130811/0.5.5</text:p>
          </table:table-cell>
          <table:table-cell office:value-type="string">
            <text:p>Deployed Sierra Leone</text:p>
          </table:table-cell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3-10-14T16:01:04</dc:date>
    <dc:creator>Braddock </dc:creator>
    <meta:editing-duration>PT49M28S</meta:editing-duration>
    <meta:editing-cycles>16</meta:editing-cycles>
    <meta:generator>LibreOffice/3.5$Linux_X86_64 LibreOffice_project/350m1$Build-2</meta:generator>
    <meta:document-statistic meta:table-count="3" meta:cell-count="106" meta:object-count="0"/>
  </office:meta>
</office:document-meta>
</file>